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656" officeooo:paragraph-rsid="000c0656"/>
    </style:style>
    <style:style style:name="P2" style:family="paragraph" style:parent-style-name="Standard">
      <style:text-properties officeooo:rsid="000c0656" officeooo:paragraph-rsid="000cee33"/>
    </style:style>
    <style:style style:name="P3" style:family="paragraph" style:parent-style-name="Standard">
      <style:text-properties fo:font-weight="bold" officeooo:rsid="000c0656" officeooo:paragraph-rsid="000c0656" style:font-weight-asian="bold" style:font-weight-complex="bold"/>
    </style:style>
    <style:style style:name="P4" style:family="paragraph" style:parent-style-name="Standard">
      <style:text-properties officeooo:rsid="000eeab1" officeooo:paragraph-rsid="000eeab1"/>
    </style:style>
    <style:style style:name="P5" style:family="paragraph" style:parent-style-name="Standard">
      <style:text-properties officeooo:rsid="000f4a9b" officeooo:paragraph-rsid="000f4a9b"/>
    </style:style>
    <style:style style:name="P6" style:family="paragraph" style:parent-style-name="Standard">
      <style:text-properties officeooo:rsid="000c0656" officeooo:paragraph-rsid="000c0656"/>
    </style:style>
    <style:style style:name="P7" style:family="paragraph" style:parent-style-name="Standard">
      <style:text-properties officeooo:rsid="000c0656" officeooo:paragraph-rsid="000cee33"/>
    </style:style>
    <style:style style:name="P8" style:family="paragraph" style:parent-style-name="Standard">
      <style:text-properties officeooo:rsid="000c0656" officeooo:paragraph-rsid="00107ac0"/>
    </style:style>
    <style:style style:name="T1" style:family="text">
      <style:text-properties style:font-name="Liberation Serif" officeooo:rsid="000cee33" style:font-name-asian="Liberation Serif" style:font-name-complex="Liberation 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ac0" style:font-weight-asian="bold" style:font-weight-complex="bold"/>
    </style:style>
    <style:style style:name="T4" style:family="text">
      <style:text-properties officeooo:rsid="000e38cb"/>
    </style:style>
    <style:style style:name="T5" style:family="text">
      <style:text-properties officeooo:rsid="00107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Modulo para tratar da locação de salas de aula</text:p>
      <text:p text:style-name="P3"/>
      <text:p text:style-name="P4">Objetivo: Permitir que seja controlado a disponibilidade das salas e laboratórios.</text:p>
      <text:p text:style-name="P1"/>
      <text:p text:style-name="P1"><text:span text:style-name="T1">►</text:span> <text:span text:style-name="T2">Desenvolvimento do modulo de cadastro de sala de aula e laboratórios </text:span><text:span text:style-name="T3">(13/06 - 24/6)</text:span></text:p>
      <text:p text:style-name="P1"/>
      <text:p text:style-name="P1">- <text:span text:style-name="T5">Estudo, analise e documentação </text:span></text:p>
      <text:p text:style-name="P1">- Cadastro das salas e laboratórios</text:p>
      <text:p text:style-name="P1">- Cadastro dos recursos das salas e laboratórios </text:p>
      <text:p text:style-name="P1"/>
      <text:p text:style-name="P8"><text:span text:style-name="T1">►</text:span><text:span text:style-name="T2"> Desenvolvimento do modulo para tratar do mapa de locação das salas e laboratórios </text:span><text:span text:style-name="T3">(27/6 - 08/07)</text:span></text:p>
      <text:p text:style-name="P8">- <text:span text:style-name="T5">Estudo, analise e documentação </text:span></text:p>
      <text:p text:style-name="P8">- Modulo para mostrar o mapa de ocupação d<text:span text:style-name="T4">as</text:span> salas e laboratórios</text:p>
      <text:p text:style-name="P8"/>
      <text:p text:style-name="P8"><text:span text:style-name="T1">►</text:span> <text:span text:style-name="T2">Desenvolvimento do modulo para tratar da locação da sala de aula para as turmas, </text:span><text:span text:style-name="T3">(11/07 - 22/07)</text:span></text:p>
      <text:p text:style-name="P1"/>
      <text:p text:style-name="P8">- <text:span text:style-name="T5">Estudo, analise e documentação </text:span></text:p>
      <text:p text:style-name="P8">- Cadastro dos recursos que o curso necessita tem em sala de aula/laboratório</text:p>
      <text:p text:style-name="P1">- Modulo de locação da sala para a turma</text:p>
      <text:p text:style-name="P1"/>
      <text:p text:style-name="P1"/>
      <text:p text:style-name="P8"><text:span text:style-name="T1">►</text:span> <text:span text:style-name="T2">Desenvolvimento do modulo para tratar da locação da sala de aula para eventos extras curso, <text:s/></text:span><text:span text:style-name="T3">(25/07 - 03/07)</text:span></text:p>
      <text:p text:style-name="P8">- <text:span text:style-name="T5">Estudo, analise e documentação </text:span></text:p>
      <text:p text:style-name="P8">- Cadastro da solicitação da locação da sala de aula e laboratórios </text:p>
      <text:p text:style-name="P1"/>
      <text:p text:style-name="P2"><text:span text:style-name="T2"/></text:p>
      <text:p text:style-name="P2"><text:span text:style-name="T1">►</text:span> <text:span text:style-name="T2">Desenvolvimento de indicadores para ativação dos cursos </text:span><text:span text:style-name="T3">(04/08 - 12/08) </text:span></text:p>
      <text:p text:style-name="P1"/>
      <text:p text:style-name="P8">- <text:span text:style-name="T5">Estudo, analise e documentação </text:span></text:p>
      <text:p text:style-name="P8">- Desenvolvimento do modulo para tratar dos prazos e atividades para indicação dos instrutores.</text:p>
      <text:p text:style-name="P1"/>
      <text:p text:style-name="P5">Prazo: 2 mes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09:13:41.933000000</meta:creation-date>
    <dc:date>2022-06-13T16:49:24.851000000</dc:date>
    <meta:editing-duration>PT1H56M35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0" meta:word-count="202" meta:character-count="1201" meta:non-whitespace-character-count="1010"/>
  </office:meta>
</office:document-meta>
</file>